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Nunito" svg:font-family="Nunito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inespaciado" style:master-page-name="MP0" style:family="paragraph">
      <style:paragraph-properties fo:break-before="page"/>
      <style:text-properties style:font-name="Times New Roman" style:font-name-complex="Arial" fo:font-size="12pt" style:font-size-asian="12pt" style:font-size-complex="12pt" style:rfc-language-tag="es-ES_tradnl" fo:language="es"/>
    </style:style>
    <style:style style:name="P8" style:parent-style-name="Standard" style:family="paragraph">
      <style:paragraph-properties fo:text-align="center"/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list-style-name="LFO6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Sinespaciado" style:family="paragraph">
      <style:text-properties style:font-name="Times New Roman" style:font-name-complex="Arial" fo:font-size="12pt" style:font-size-asian="12pt" style:font-size-complex="12pt" style:rfc-language-tag="es-ES_tradnl" fo:language="es"/>
    </style:style>
    <style:style style:name="P15" style:parent-style-name="Normal" style:family="paragraph">
      <style:text-properties fo:language="es" fo:country="ES"/>
    </style:style>
    <style:style style:name="P16" style:parent-style-name="Párrafodelista" style:list-style-name="LFO5" style:family="paragraph">
      <style:paragraph-properties style:vertical-align="auto" fo:margin-bottom="0.1111in" fo:line-height="107%">
        <style:tab-stops/>
      </style:paragraph-properties>
      <style:text-properties fo:language="es" fo:country="ES" fo:hyphenate="true"/>
    </style:style>
    <style:style style:name="P17" style:parent-style-name="Párrafodelista" style:list-style-name="LFO5" style:family="paragraph">
      <style:paragraph-properties style:vertical-align="auto" fo:margin-bottom="0.1111in" fo:line-height="107%">
        <style:tab-stops/>
      </style:paragraph-properties>
      <style:text-properties fo:language="es" fo:country="ES" fo:hyphenate="true"/>
    </style:style>
    <style:style style:name="P18" style:parent-style-name="Párrafodelista" style:list-style-name="LFO5" style:family="paragraph">
      <style:paragraph-properties style:vertical-align="auto" fo:margin-bottom="0.1111in" fo:line-height="107%">
        <style:tab-stops/>
      </style:paragraph-properties>
      <style:text-properties fo:language="es" fo:country="ES" fo:hyphenate="true"/>
    </style:style>
    <style:style style:name="P19" style:parent-style-name="Párrafodelista" style:list-style-name="LFO5" style:family="paragraph">
      <style:paragraph-properties style:vertical-align="auto" fo:margin-bottom="0.1111in" fo:line-height="107%">
        <style:tab-stops/>
      </style:paragraph-properties>
      <style:text-properties fo:language="es" fo:country="ES" fo:hyphenate="true"/>
    </style:style>
    <style:style style:name="P20" style:parent-style-name="Párrafodelista" style:list-style-name="LFO5" style:family="paragraph">
      <style:paragraph-properties style:vertical-align="auto" fo:margin-bottom="0.1111in" fo:line-height="107%">
        <style:tab-stops/>
      </style:paragraph-properties>
      <style:text-properties fo:language="es" fo:country="ES" fo:hyphenate="true"/>
    </style:style>
    <style:style style:name="P21" style:parent-style-name="Párrafodelista" style:list-style-name="LFO5" style:family="paragraph">
      <style:paragraph-properties style:vertical-align="auto" fo:margin-bottom="0.1111in" fo:line-height="107%">
        <style:tab-stops/>
      </style:paragraph-properties>
      <style:text-properties fo:language="es" fo:country="ES" fo:hyphenate="true"/>
    </style:style>
    <style:style style:name="P22" style:parent-style-name="Sinespaciado" style:family="paragraph">
      <style:text-properties style:font-name="Times New Roman" style:font-name-asian="Noto Serif CJK SC" style:font-name-complex="Arial" fo:color="#000000" fo:font-size="12pt" style:font-size-asian="12pt" style:font-size-complex="12pt" style:language-complex="hi" style:country-complex="IN"/>
    </style:style>
    <style:style style:name="P23" style:parent-style-name="Sinespaciado" style:family="paragraph">
      <style:text-properties style:font-name="Times New Roman" style:font-name-asian="Noto Serif CJK SC" style:font-name-complex="Arial" fo:color="#000000" fo:font-size="12pt" style:font-size-asian="12pt" style:font-size-complex="12pt" style:rfc-language-tag="es-ES_tradnl" fo:language="es" style:language-complex="hi" style:country-complex="IN"/>
    </style:style>
    <style:style style:name="P24" style:parent-style-name="Sinespaciado" style:family="paragraph">
      <style:text-properties fo:font-weight="bold" style:font-weight-asian="bold"/>
    </style:style>
    <style:style style:name="P25" style:parent-style-name="Sinespaciado" style:family="paragraph">
      <style:text-properties style:font-name="Times New Roman" style:font-name-asian="Noto Serif CJK SC" style:font-name-complex="Arial" fo:color="#000000" fo:font-size="12pt" style:font-size-asian="12pt" style:font-size-complex="12pt" style:rfc-language-tag="es-ES_tradnl" fo:language="es" style:language-complex="hi" style:country-complex="IN"/>
    </style:style>
  </office:automatic-styles>
  <office:body>
    <office:text text:use-soft-page-breaks="true">
      <text:p text:style-name="P1"><text:tab/></text:p>
      <text:p text:style-name="P8">Taller Nro 3</text:p>
      <text:p text:style-name="Standard"><text:span text:style-name="T9">Nombre:</text:span></text:p>
      <text:p text:style-name="Standard"><text:span text:style-name="T10">Taller:</text:span><text:s/>Elementos de un diagrama de Clases</text:p>
      <text:p text:style-name="P11">Objetivo:</text:p>
      <text:list text:style-name="LFO6" text:continue-numbering="true">
        <text:list-item>
          <text:p text:style-name="P12">Identificar los elementos en un diagrama de Clases</text:p>
        </text:list-item>
      </text:list>
      <text:p text:style-name="Standard"/>
      <text:p text:style-name="Standard"><text:span text:style-name="T13">Actividad</text:span>:</text:p>
      <text:p text:style-name="P14"/>
      <text:p text:style-name="P15">Representa mediante un diagrama de clases<text:s/>la siguiente especificación:<text:s/></text:p>
      <text:list text:style-name="LFO5" text:continue-numbering="true">
        <text:list-item>
          <text:p text:style-name="P16">Una aplicación necesita almacenar información sobre empresas,<text:s/>sus empleados y sus clientes<text:s/></text:p>
        </text:list-item>
        <text:list-item>
          <text:p text:style-name="P17">Empleados y clientes se caracterizan por su nombre y edad</text:p>
        </text:list-item>
        <text:list-item>
          <text:p text:style-name="P18">Los empleados tienen un sueldo bruto</text:p>
        </text:list-item>
        <text:list-item>
          <text:p text:style-name="P19">Los empleados que son directivos tienen una categoría y un conjunto de empleados subordinados</text:p>
        </text:list-item>
        <text:list-item>
          <text:p text:style-name="P20">De los clientes se necesita conocer su teléfono de contacto</text:p>
        </text:list-item>
        <text:list-item>
          <text:p text:style-name="P21">La aplicación necesita mostrar los datos de empleados y clientes</text:p>
        </text:list-item>
      </text:list>
      <text:p text:style-name="P22"/>
      <text:p text:style-name="P23"/>
      <text:p text:style-name="P24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Nunito" svg:font-family="Nunito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inespaciado" style:display-name="Sin espaciado" style:family="paragraph">
      <style:text-properties style:font-name="Calibri" style:font-name-asian="Calibri" style:font-name-complex="Calibri" fo:font-size="11pt" style:font-size-asian="11pt" style:font-size-complex="11pt" fo:language="es" fo:country="ES" style:language-complex="ar" style:country-complex="SA" fo:hyphenate="false"/>
    </style:style>
    <style:style style:name="Default" style:display-name="Default" style:family="paragraph">
      <style:paragraph-properties fo:margin-bottom="0.1388in" style:line-height-at-least="0.1916in">
        <style:tab-stops>
          <style:tab-stop style:type="left" style:position="0.4923in"/>
        </style:tab-stops>
      </style:paragraph-properties>
      <style:text-properties style:font-name="Calibri" style:font-name-asian="DejaVu Sans" style:font-name-complex="Calibri" fo:font-size="11pt" style:font-size-asian="11pt" style:font-size-complex="11pt" fo:language="es" fo:country="VE" style:language-complex="ar" style:country-complex="SA" fo:hyphenate="false"/>
    </style:style>
    <style:style style:name="Párrafodelista" style:display-name="Párrafo de lista" style:family="paragraph" style:parent-style-name="Default">
      <style:text-properties style:font-name-complex="Times New Roma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WW8Num11z0" style:display-name="WW8Num11z0" style:family="text">
      <style:text-properties style:font-name="Courier New" style:font-name-asian="Courier New" style:font-name-complex="Courier New" style:rfc-language-tag="es-ES_tradnl" fo:language="es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Courier New" style:font-name-asian="Courier New" style:font-name-complex="Courier New" fo:font-size="10pt" style:font-size-asian="10pt" style:font-size-complex="10pt" style:rfc-language-tag="es-ES_tradnl" fo:language="es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8z3" style:display-name="WW8Num8z3" style:family="text">
      <style:text-properties style:font-name="Symbol" style:font-name-asian="Symbol" style:font-name-complex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style:font-name="Courier New" style:font-name-complex="Courier New" style:rfc-language-tag="es-ES_tradnl" fo:language="es"/>
    </style:style>
    <style:style style:name="WW_CharLFO1LVL2" style:family="text">
      <style:text-properties style:font-name="Courier New" style:font-name-complex="Courier New" style:rfc-language-tag="es-ES_tradnl" fo:language="es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style:rfc-language-tag="es-ES_tradnl" fo:language="es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style:rfc-language-tag="es-ES_tradnl" fo:language="es"/>
    </style:style>
    <style:style style:name="WW_CharLFO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LVL1" text:bullet-char="o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Courier New" style:font-name-complex="Courier New" fo:font-size="10pt" style:font-size-asian="10pt" style:font-size-complex="10pt" style:rfc-language-tag="es-ES_tradnl" fo:language="es"/>
    </style:style>
    <style:style style:name="WW_CharLFO2LVL2" style:family="text">
      <style:text-properties style:font-name="Courier New" style:font-name-complex="Courier New" fo:font-size="10pt" style:font-size-asian="10pt" style:font-size-complex="10pt" style:rfc-language-tag="es-ES_tradnl" fo:language="es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size="10pt" style:font-size-asian="10pt" style:font-size-complex="10pt" style:rfc-language-tag="es-ES_tradnl" fo:language="es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size="10pt" style:font-size-asian="10pt" style:font-size-complex="10pt" style:rfc-language-tag="es-ES_tradnl" fo:language="es"/>
    </style:style>
    <style:style style:name="WW_CharLFO2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2LVL1" text:bullet-char="o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  <style:style style:name="T3" style:parent-style-name="Fuentedepárrafopredeter." style:family="text">
      <style:text-properties fo:font-weight="bold" style:font-weight-asian="bold" fo:color="#333333" fo:font-size="10pt" style:font-size-asian="10pt" style:font-size-complex="10pt" fo:language="en" fo:country="US" style:language-asian="en" style:country-asian="US" style:language-complex="ar" style:country-complex="SA"/>
    </style:style>
    <style:style style:name="T4" style:parent-style-name="Fuentedepárrafopredeter." style:family="text">
      <style:text-properties fo:font-weight="bold" style:font-weight-asian="bold" fo:color="#333333" fo:font-size="10pt" style:font-size-asian="10pt" style:font-size-complex="10pt"/>
    </style:style>
    <style:style style:name="P5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weight="bold" style:font-weight-asian="bold" fo:color="#333333" fo:font-size="10pt" style:font-size-asian="10pt" style:font-size-complex="10pt"/>
    </style:style>
    <style:style style:name="P6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style="italic" style:font-style-asian="italic" style:font-style-complex="italic" fo:color="#333333" fo:font-size="9pt" style:font-size-asian="9pt" style:font-size-complex="9pt"/>
    </style:style>
    <style:style style:name="P7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style:font-name-asian="Nunito" style:font-name-complex="Calibri" fo:font-style="italic" style:font-style-asian="italic" style:font-style-complex="italic" fo:color="#333333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false" fo:clip="rect(0.3693in, 0in, 0.3535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n1" text:anchor-type="paragraph" svg:x="0.5339in" svg:y="0.0681in" svg:width="1.5866in" svg:height="0.5217in" style:rel-width="scale" style:rel-height="scale"><draw:image xlink:href="media/image1.png" xlink:type="simple" xlink:show="embed" xlink:actuate="onLoad"/><svg:title/><svg:desc/></draw:frame></text:span><text:span text:style-name="T4">FACULTAD DE <text:s/>LA ENERGÍA, LAS INDUSTRIAS Y</text:span></text:p>
        <text:p text:style-name="P5">LOS RECURSOS<text:s/>NATURALES NO RENOVABLES</text:p>
        <text:p text:style-name="P6">Carrera de Ingeniería en Sistemas</text:p>
        <text:p text:style-name="P7"><text:bookmark-start text:name="__DdeLink__234_726736877"/>Carrera Computación<text:bookmark-end text:name="__DdeLink__234_726736877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 E N O V O</meta:initial-creator>
    <dc:creator>L E N O V O</dc:creator>
    <meta:creation-date>2022-11-01T01:57:00Z</meta:creation-date>
    <dc:date>2022-11-07T22:02:00Z</dc:date>
    <meta:print-date>2022-10-31T15:27:00Z</meta:print-date>
    <meta:template xlink:href="Normal" xlink:type="simple"/>
    <meta:editing-cycles>5</meta:editing-cycles>
    <meta:editing-duration>PT120S</meta:editing-duration>
    <meta:document-statistic meta:page-count="1" meta:paragraph-count="1" meta:word-count="92" meta:character-count="621" meta:row-count="4" meta:non-whitespace-character-count="530"/>
  </office:meta>
</office:document-meta>
</file>